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Arial" fo:font-size="10pt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Arial" fo:font-size="10pt" fo:background-color="transparent" style:font-size-asian="10pt" style:font-size-complex="10pt" loext:padding="0cm" loext:border="none"/>
    </style:style>
    <style:style style:name="P4" style:family="paragraph" style:parent-style-name="Standard">
      <style:paragraph-properties fo:margin-left="0cm" fo:margin-right="0cm" fo:margin-top="0.318cm" fo:margin-bottom="0.318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0pt" officeooo:paragraph-rsid="000a614f" fo:background-color="transparent" style:font-size-asian="10pt" style:font-size-complex="10pt" loext:padding="0cm" loext:border="none"/>
    </style:style>
    <style:style style:name="T1" style:family="text">
      <style:text-properties fo:font-variant="normal" fo:text-transform="none" fo:color="#585858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585858" loext:opacity="100%" style:font-name="apple-system" fo:font-size="8.39999961853027pt" fo:letter-spacing="normal" fo:font-style="normal" fo:font-weight="normal"/>
    </style:style>
    <style:style style:name="T3" style:family="text">
      <style:text-properties fo:font-variant="normal" fo:text-transform="none" fo:color="#585858" loext:opacity="100%" fo:font-size="12pt" fo:letter-spacing="normal" fo:font-style="normal" fo:font-weight="normal"/>
    </style:style>
    <style:style style:name="T4" style:family="text">
      <style:text-properties fo:font-variant="normal" fo:text-transform="none" fo:color="#585858" loext:opacity="100%" fo:font-size="8.39999961853027pt" fo:letter-spacing="normal" fo:font-style="normal" fo:font-weight="normal"/>
    </style:style>
    <style:style style:name="T5" style:family="text">
      <style:text-properties fo:font-variant="normal" fo:text-transform="none" fo:color="#585858" loext:opacity="100%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officeooo:rsid="000ab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Hola, Berta. La verdad es que me encuentro bastante mal. Discuto todos los días con mi marido y me paso las noches llorando.</text:span></text:p>
      <text:p text:style-name="P4"><text:span text:style-name="T6">y ate lo he dicho, muy mal </text:span></text:p>
      <text:p text:style-name="P2"><text:span text:style-name="T6">porque discuto mucho con mi marido, me da miedo que quiera el divorcio. Tenemos un hijo y lo está pasando muy mal, está todo el día llorando porque discutimos mucho. Yo por las noches no puedo dormir casi y estoy muy cansada todo el día, además tengo que hacer la limpieza de la casa y me agobia todo</text:span> </text:p>
      <text:p text:style-name="P3"><text:span text:style-name="T6">siempre</text:span></text:p>
      <text:p text:style-name="P2"><text:span text:style-name="T6">No puedo dormir en la cama con mi marido porque me da ansiedad, nos llevamos fatal, ya no estamos enamorados y eso me pone muy triste. Estoy pensando en irme a casa de mis padres un tiempo a ver si se tranquiliza la cosa, pero no quiero abandonar a mi hijo.</text:span> </text:p>
      <text:p text:style-name="P2"><text:span text:style-name="T6">Me hace estar muy cansada, no puedo hacer las tareas de la casa, cuando mi marido se va al trabajo y mi hijo al colegio me quedo traspuesta en el sofá, y cuando vuelve mi marido está muy enfadado porque no he limpiado y está todo sucio y no tiene la comida hecha. Entonces discutimos y me siento peor. Además mi hijo lo ve todo y le está afectando mucho, me da miedo que le cause un trauma.</text:span> </text:p>
      <text:p text:style-name="P2"><text:span text:style-name="T6">Yo no estoy enfadada, estoy triste. Es mi marido el que está enfadado y gritando todo el día. Es por el alcohol</text:span> </text:p>
      <text:p text:style-name="P3"><text:span text:style-name="T6">Siempre que mi marido vuelve a casa, me siento culpable por no hacer las tareas de casa y encima me grita. Además me agobia que la casa esté tan sucia</text:span></text:p>
      <text:p text:style-name="P2"><text:span text:style-name="T6">En realidad sé que no debería sentirme mal, pero me da la sensación de que toda esta situación es culpa mía por no estar despierta y hacer mis tareas. Si limpiara la casa y le hiciera la comida a mi marido no se enfadaría y entonces no me pasaría la noche despierta y podría limpiar por la mañana y tender la ropa. Además creo que le estoy causando problemas a mi hijo con mi actitud. La verdad es que sí que me siento responsable de todo esto, pero no sé cómo arreglarlo</text:span> </text:p>
      <text:p text:style-name="P2"/>
      <text:p text:style-name="P2"/>
      <text:p text:style-name="P1"><text:span text:style-name="T7">l</text:span>o único el alcohol. Me tengo que emborrachar para poder dormirme. Hasta las 5 o 6 de la mañana cuando estoy muy borracha no me puedo dormir. Pero tengo que esconder las botellas para que no se de cuenta mi marido, porque si no se pone muy agresivo. Y que no se entere mi hijo. Me siento muy culpable por hacerlo pero es que si no no consigo dormir.</text:p>
      <text:p text:style-name="P2"><text:span text:style-name="T6">Porque me agobia dormir en la misma cama que mi marido, porque casi todos los días hemos discutido y además ya no me atrae, hasta me da un poco de asco. Como está borracho además es muy asqueroso, le huele el aliento. Entonces me voy a l sofá pero no puedo dormir</text:span> </text:p>
      <text:p text:style-name="P2"><text:span text:style-name="T6">Me afecta mucho, estoy cansada todo el día y no puedo cumplir con mis obligaciones. A veces no llevo a mi hijo al colegio porque estoy muy cansada y el director me ha amenzado con ponerme una denuncia. Tengo mucho miedo de que me lo quiten</text:span> </text:p>
      <text:p text:style-name="P2"><text:span text:style-name="T6">Solo lo mejora el alcohol, la verdad es que no tengo nada en la vida que me anime además de mi hijo, y está muy mal, solo le hago daño y me siento mala madre</text:span> </text:p>
      <text:p text:style-name="P2"><text:span text:style-name="T6">Principalmente ese, me siento mala madre y mala esposa por cómo me comporto, la verdad es que yo tenía otra idea del matrimonio, esto es una mierda, quiero dejarlo todo y irme, pero no puedo por mi hijo</text:span> </text:p>
      <text:p text:style-name="P2"><text:span text:style-name="T6">En que estoy triste y desganada, nada me motiva, no me apetece hacer nada, cuando veo a mi hijo o a mi marido me dan ganas de llorar, la verdad es que prefiero estar sola, pero cuando estoy sola o duermo o me emborracho pero no hago nada que me llene, no tengo ningún hobby ni nada que me ayude a evadirme además de la bebida</text:span> </text:p>
      <text:p text:style-name="P2"><text:span text:style-name="T6">cansada, agobiada, agotada, enfadada, miedo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6T11:18:58.027000000</meta:creation-date>
    <dc:date>2021-07-06T17:03:02.359000000</dc:date>
    <meta:editing-duration>PT5H23M43S</meta:editing-duration>
    <meta:editing-cycles>1</meta:editing-cycles>
    <meta:document-statistic meta:table-count="0" meta:image-count="0" meta:object-count="0" meta:page-count="1" meta:paragraph-count="16" meta:word-count="673" meta:character-count="3426" meta:non-whitespace-character-count="2757"/>
    <meta:generator>LibreOffice/7.1.3.2$Windows_X86_64 LibreOffice_project/47f78053abe362b9384784d31a6e56f8511eb1c1</meta:generator>
  </office:meta>
</office:document-meta>
</file>